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5.4335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1.1917in"/>
    </style:style>
    <style:style style:name="co5" style:family="table-column">
      <style:table-column-properties fo:break-before="auto" style:column-width="2.861in"/>
    </style:style>
    <style:style style:name="co6" style:family="table-column">
      <style:table-column-properties fo:break-before="auto" style:column-width="3.5634in"/>
    </style:style>
    <style:style style:name="co7" style:family="table-column">
      <style:table-column-properties fo:break-before="auto" style:column-width="2.65in"/>
    </style:style>
    <style:style style:name="co8" style:family="table-column">
      <style:table-column-properties fo:break-before="auto" style:column-width="3.4181in"/>
    </style:style>
    <style:style style:name="co9" style:family="table-column">
      <style:table-column-properties fo:break-before="auto" style:column-width="4.5543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2in" fo:break-before="auto" style:use-optimal-row-height="false"/>
    </style:style>
    <style:style style:name="ro6" style:family="table-row">
      <style:table-row-properties style:row-height="0.1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cfe7f5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83caff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00cc33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text-position="super"/>
    </style:style>
  </office:automatic-styles>
  <office:body>
    <office:spreadsheet>
      <table:table table:name="feature-list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 table:number-columns-spanned="7" table:number-rows-spanned="1">
            <text:p>Release Note – 19/02/2015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Feature List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Default" office:value-type="string" calcext:value-type="string">
            <text:p>MIFE-83</text:p>
          </table:table-cell>
          <table:table-cell table:style-name="Default" office:value-type="string" calcext:value-type="string">
            <text:p>Spend limit Handler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Default" office:value-type="string" calcext:value-type="string">
            <text:p>MIFE-263</text:p>
          </table:table-cell>
          <table:table-cell table:style-name="Default" office:value-type="string" calcext:value-type="string">
            <text:p>Rename MediationTest and mavenproject to something more meaningful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Default" office:value-type="string" calcext:value-type="string">
            <text:p>MIFE-264</text:p>
          </table:table-cell>
          <table:table-cell table:style-name="Default" office:value-type="string" calcext:value-type="string">
            <text:p>Remove hard coded values in MediationTest and mavenproject 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Default" office:value-type="string" calcext:value-type="string">
            <text:p>MIFE-266</text:p>
          </table:table-cell>
          <table:table-cell table:style-name="Default" office:value-type="string" calcext:value-type="string">
            <text:p>Add more logging from the maven project</text:p>
          </table:table-cell>
          <table:table-cell table:style-name="Default" table:number-columns-repeated="5"/>
          <table:table-cell table:number-columns-repeated="1017"/>
        </table:table-row>
        <table:table-row table:style-name="ro4">
          <table:table-cell table:style-name="Default" office:value-type="string" calcext:value-type="string">
            <text:p>MIFE-273</text:p>
          </table:table-cell>
          <table:table-cell table:style-name="Default" office:value-type="string" calcext:value-type="string">
            <text:p>Update mediator core to support multiple SSL certificates</text:p>
          </table:table-cell>
          <table:table-cell table:style-name="Default" table:number-columns-repeated="5"/>
          <table:table-cell table:number-columns-repeated="1017"/>
        </table:table-row>
        <table:table-row table:style-name="ro4" table:number-rows-repeated="10">
          <table:table-cell table:style-name="Default" table:number-columns-repeated="7"/>
          <table:table-cell table:number-columns-repeated="1017"/>
        </table:table-row>
        <table:table-row table:style-name="ro5">
          <table:table-cell table:style-name="Default" table:number-columns-repeated="7"/>
          <table:table-cell table:number-columns-repeated="1017"/>
        </table:table-row>
        <table:table-row table:style-name="ro6" table:number-rows-repeated="2">
          <table:table-cell table:style-name="Default"/>
          <table:table-cell table:style-name="ce5"/>
          <table:table-cell table:style-name="Default" table:number-columns-repeated="5"/>
          <table:table-cell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Bug Fixes</text:p>
          </table:table-cell>
          <table:table-cell table:style-name="ce4"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MIFE-292</text:p>
          </table:table-cell>
          <table:table-cell office:value-type="string" calcext:value-type="string">
            <text:p>Sandbox LBS can Save unwanted Value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FE-305</text:p>
          </table:table-cell>
          <table:table-cell office:value-type="string" calcext:value-type="string">
            <text:p>Error in authentication flow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FE-307</text:p>
          </table:table-cell>
          <table:table-cell office:value-type="string" calcext:value-type="string">
            <text:p>Dynamic LOA level changing issue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FE-308</text:p>
          </table:table-cell>
          <table:table-cell office:value-type="string" calcext:value-type="string">
            <text:p>Dashboard SAML.IdPUrl does not set correctly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FE-312</text:p>
          </table:table-cell>
          <table:table-cell office:value-type="string" calcext:value-type="string">
            <text:p>When Invoking an API,Backend gives an error</text:p>
          </table:table-cell>
          <table:table-cell table:number-columns-repeated="1022"/>
        </table:table-row>
        <table:table-row table:style-name="ro4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8" table:default-cell-style-name="ce3"/>
        <table:table-row table:style-name="ro6">
          <table:table-cell table:style-name="ce6" office:value-type="string" calcext:value-type="string">
            <text:p>Product</text:p>
          </table:table-cell>
          <table:table-cell table:style-name="ce6" office:value-type="string" calcext:value-type="string">
            <text:p>Release Location</text:p>
          </table:table-cell>
          <table:table-cell table:style-name="ce6" office:value-type="string" calcext:value-type="string">
            <text:p>Artifact</text:p>
          </table:table-cell>
          <table:table-cell table:style-name="ce6" office:value-type="string" calcext:value-type="string">
            <text:p>Added to Release Location</text:p>
          </table:table-cell>
          <table:table-cell table:style-name="ce6" office:value-type="string" calcext:value-type="string">
            <text:p>Deployment Path</text:p>
          </table:table-cell>
          <table:table-cell table:style-name="ce6" office:value-type="string" calcext:value-type="string">
            <text:p>Comments</text:p>
          </table:table-cell>
          <table:table-cell table:style-name="ce22" table:number-columns-repeated="1017"/>
          <table:table-cell/>
        </table:table-row>
        <table:table-row table:style-name="ro6">
          <table:table-cell table:style-name="ce6" table:number-columns-repeated="6"/>
          <table:table-cell table:style-name="ce22" table:number-columns-repeated="1017"/>
          <table:table-cell/>
        </table:table-row>
        <table:table-row table:style-name="ro6" table:number-rows-repeated="2">
          <table:table-cell table:style-name="Default"/>
          <table:table-cell table:style-name="ce5"/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7" office:value-type="string" calcext:value-type="string">
            <text:p>wso2am-1.7.0</text:p>
          </table:table-cell>
          <table:table-cell office:value-type="string" calcext:value-type="string">
            <text:p>/wso2am-1.7.0/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 calcext:value-type="string">
            <text:p>/conf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AM_HOME&gt;/repository/conf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MobileCountryConfig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office:value-type="string" calcext:value-type="string">
            <text:p>mife-events.properties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dropins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AM_HOME&gt;/repository/components/dropin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xiataMediator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Updated 18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xiataWorkflowHandler-1.0.0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mife-events-data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org.axiata.store.hostobjects-1.0.0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org.dialog.custom.hostobjects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ce20" office:value-type="string" calcext:value-type="string">
            <text:p>//updated on 10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mife-validator-1.0.0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5" office:value-type="string" calcext:value-type="string">
            <text:p>southbound-data-publisher-1.0.0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5" office:value-type="string" calcext:value-type="string">
            <text:p>mnc-resolver-1.0.0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5" office:value-type="string" calcext:value-type="string">
            <text:p>dialog-handler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19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jaggeryapps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AM_HOME&gt;/repository/deployment/server/jaggeryapp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tore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ce20" office:value-type="string" calcext:value-type="string">
            <text:p>//updated on 17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publishe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manage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ce20" office:value-type="string" calcext:value-type="string">
            <text:p>//updated on 18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andbox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//updated on 10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lib/</text:p>
          </table:table-cell>
          <table:table-cell table:style-name="Default"/>
          <table:table-cell table:style-name="ce14"/>
          <table:table-cell office:value-type="string" calcext:value-type="string">
            <text:p>&lt;AM_HOME&gt;/repository/components/lib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Dbutils-1.0-SNAPSHOT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oneapi-validation-lib-1.0-SNAPSHOT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added on 18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modules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AM_HOME&gt;/modul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xiatastore/module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dialogbilling/module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patches/</text:p>
          </table:table-cell>
          <table:table-cell table:style-name="Default"/>
          <table:table-cell table:style-name="ce14"/>
          <table:table-cell office:value-type="string" calcext:value-type="string">
            <text:p>&lt;AM_HOME&gt;/repository/components/patch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synapse-configs/</text:p>
          </table:table-cell>
          <table:table-cell table:style-name="Default"/>
          <table:table-cell table:style-name="ce14"/>
          <table:table-cell office:value-type="string" calcext:value-type="string">
            <text:p>&lt;AM_HOME&gt;/repository/deployment/server/synapse-configs/default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proxy-services/WorkflowCallbackService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payment_vv1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17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smsmessaging_vv1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updated on 17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_AuthorizeAPI_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sequences/custom_message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sequences/RequestValidation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i/admin--location_vv1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added on 17<text:span text:style-name="T1">th</text:span> March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8" office:value-type="string" calcext:value-type="string">
            <text:p>/registry/</text:p>
          </table:table-cell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rate-card.xml</text:p>
          </table:table-cell>
          <table:table-cell table:style-name="ce15" office:value-type="string" calcext:value-type="string">
            <text:p>yes</text:p>
          </table:table-cell>
          <table:table-cell table:style-name="ce19" office:value-type="string" calcext:value-type="string">
            <text:p>&lt;AM_REGISTRY&gt;/ governance/apimgt/applicationdata/rate-card.xml</text:p>
          </table:table-cell>
          <table:table-cell table:style-name="Default" office:value-type="string" calcext:value-type="string">
            <text:p>updated 6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tiers.xml</text:p>
          </table:table-cell>
          <table:table-cell table:style-name="ce15" office:value-type="string" calcext:value-type="string">
            <text:p>yes</text:p>
          </table:table-cell>
          <table:table-cell table:style-name="ce19" office:value-type="string" calcext:value-type="string">
            <text:p>&lt;AM_REGISTRY&gt;/ governance/apimgt/applicationdata/tiers.xm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3"/>
          <table:table-cell table:style-name="ce14"/>
          <table:table-cell table:style-name="ce19"/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0" office:value-type="string" calcext:value-type="string">
            <text:p>/webapps/</text:p>
          </table:table-cell>
          <table:table-cell table:style-name="Default"/>
          <table:table-cell table:style-name="ce14"/>
          <table:table-cell table:style-name="ce19"/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Aggregatorblacklist.war</text:p>
          </table:table-cell>
          <table:table-cell table:style-name="ce15" office:value-type="string" calcext:value-type="string">
            <text:p>yes</text:p>
          </table:table-cell>
          <table:table-cell table:style-name="ce19"/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mifesandbox.war</text:p>
          </table:table-cell>
          <table:table-cell table:style-name="ce15" office:value-type="string" calcext:value-type="string">
            <text:p>yes</text:p>
          </table:table-cell>
          <table:table-cell table:style-name="ce19"/>
          <table:table-cell office:value-type="string" calcext:value-type="string">
            <text:p>//updated on 11<text:span text:style-name="T1">rd</text:span> March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locationrest.war</text:p>
          </table:table-cell>
          <table:table-cell table:style-name="ce15" office:value-type="string" calcext:value-type="string">
            <text:p>yes</text:p>
          </table:table-cell>
          <table:table-cell table:style-name="ce19"/>
          <table:table-cell office:value-type="string" calcext:value-type="string">
            <text:p>//updated on 19th<text:span text:style-name="T1">h</text:span> March</text:p>
          </table:table-cell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WorkFlowComments.war</text:p>
          </table:table-cell>
          <table:table-cell table:style-name="ce15" office:value-type="string" calcext:value-type="string">
            <text:p>yes</text:p>
          </table:table-cell>
          <table:table-cell table:style-name="ce19"/>
          <table:table-cell table:style-name="ce21" office:value-type="string" calcext:value-type="string">
            <text:p>Could not found artifact from git repo– copied from the previous release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7" office:value-type="string" calcext:value-type="string">
            <text:p>wso2bam-2.4.1</text:p>
          </table:table-cell>
          <table:table-cell office:value-type="string" calcext:value-type="string">
            <text:p>/wso2bam-2.4.1/</text:p>
          </table:table-cell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bam-toolbox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BAM_HOME&gt;/repository/deployment/server/tool-box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MIFE_Southbound_Analytics.tbox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patches/</text:p>
          </table:table-cell>
          <table:table-cell table:style-name="Default"/>
          <table:table-cell table:style-name="ce14"/>
          <table:table-cell office:value-type="string" calcext:value-type="string">
            <text:p>&lt;BAM_HOME&gt;/repository/components/patch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5" office:value-type="string" calcext:value-type="string">
            <text:p>WSO2-CARBON-PATCH-4.2.0-0765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table:style-name="ce12" office:value-type="string" calcext:value-type="string">
            <text:p>WSO2-CARBON-PATCH-4.2.0-0985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7" office:value-type="string" calcext:value-type="string">
            <text:p>wso2bps-3.2.0</text:p>
          </table:table-cell>
          <table:table-cell office:value-type="string" calcext:value-type="string">
            <text:p>/wso2bps-3.2.0/</text:p>
          </table:table-cell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axis2services/</text:p>
          </table:table-cell>
          <table:table-cell table:style-name="Default"/>
          <table:table-cell table:style-name="ce15" office:value-type="string" calcext:value-type="string">
            <text:p>yes</text:p>
          </table:table-cell>
          <table:table-cell office:value-type="string" calcext:value-type="string">
            <text:p>&lt;BPS_HOME&gt;/repository/deployment/server/axis2service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xiataWorkflowApprovalService-1.0.0.aar</text:p>
          </table:table-cell>
          <table:table-cell table:style-name="ce16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bpel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BPS_HOME&gt;/repository/deployment/server/bpel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pplicationApprovalWorkFlowProcess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ubscriptionApprovalWorkFlowProcess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epr/</text:p>
          </table:table-cell>
          <table:table-cell table:style-name="Default"/>
          <table:table-cell table:style-name="ce14"/>
          <table:table-cell office:value-type="string" calcext:value-type="string">
            <text:p>&lt;BPS_HOME&gt;/repository/conf/epr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pplicationCallback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pplication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pplicationCB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xiataWorkflowApproval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ubscriptionCallback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ubscription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ubscriptionCBService.ep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 table:number-rows-repeated="2">
          <table:table-cell table:style-name="Default"/>
          <table:table-cell table:style-name="ce9"/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humantasks/</text:p>
          </table:table-cell>
          <table:table-cell table:style-name="Default"/>
          <table:table-cell table:style-name="ce14"/>
          <table:table-cell office:value-type="string" calcext:value-type="string">
            <text:p>&lt;BPS_HOME&gt;/repository/deployment/server/humantask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ApplicationsApprovalTask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SubscriptionsApprovalTask.zip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8" office:value-type="string" calcext:value-type="string">
            <text:p>/lib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BPS_HOME&gt;/repository/components/lib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Dbutils-1.0-SNAPSHOT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7" office:value-type="string" calcext:value-type="string">
            <text:p>wso2is-5.0.0</text:p>
          </table:table-cell>
          <table:table-cell office:value-type="string" calcext:value-type="string">
            <text:p>/wso2is-5.0.0/</text:p>
          </table:table-cell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8" office:value-type="string" calcext:value-type="string">
            <text:p>/conf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IS_HOME&gt;/repository/conf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MobileCountryConfig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LOA.xm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 table:number-columns-repeated="2"/>
          <table:table-cell office:value-type="string" calcext:value-type="string">
            <text:p>mobile-connect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//added on 19<text:span text:style-name="T1">th</text:span> March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 office:value-type="string" calcext:value-type="string">
            <text:p>/dropins/</text:p>
          </table:table-cell>
          <table:table-cell table:style-name="Default"/>
          <table:table-cell table:style-name="ce14"/>
          <table:table-cell table:style-name="ce5" office:value-type="string" calcext:value-type="string">
            <text:p>&lt;IS_HOME&gt;/repository/components/dropins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 office:value-type="string" calcext:value-type="string">
            <text:p>OpenIDTokenBuilder-0.0.1-SNAPSHOT.jar</text:p>
          </table:table-cell>
          <table:table-cell table:style-name="ce14"/>
          <table:table-cell table:style-name="ce5"/>
          <table:table-cell table:style-name="Default" office:value-type="string" calcext:value-type="string">
            <text:p>Moved OpenIDTokenBuilder-0.0.1-SNAPSHOT.jar from lib to dropins in release 1.6.0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com.gsma.authenticators-1.0.0.jar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Updated 17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5" office:value-type="string" calcext:value-type="string">
            <text:p>mnc-resolver-1.0.0.jar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9" office:value-type="string" calcext:value-type="string">
            <text:p>/jaggeryapps/</text:p>
          </table:table-cell>
          <table:table-cell table:style-name="Default"/>
          <table:table-cell table:style-name="ce14"/>
          <table:table-cell office:value-type="string" calcext:value-type="string">
            <text:p>&lt;IS_HOME&gt;/repository/deployment/server/jaggeryapps</text:p>
          </table:table-cell>
          <table:table-cell table:style-name="Default" office:value-type="string" calcext:value-type="string">
            <text:p>//updated by paraparan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portal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13" office:value-type="string" calcext:value-type="string">
            <text:p>dashboard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ce20" office:value-type="string" calcext:value-type="string">
            <text:p>//updated on 18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ce13" office:value-type="string" calcext:value-type="string">
            <text:p>sign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newly added for release 1.6.0 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table:style-name="Default"/>
          <table:table-cell table:style-name="ce14"/>
          <table:table-cell table:style-name="Default"/>
          <table:table-cell table:number-columns-repeated="1019"/>
        </table:table-row>
        <table:table-row table:style-name="ro6">
          <table:table-cell table:style-name="Default"/>
          <table:table-cell table:style-name="ce9" office:value-type="string" calcext:value-type="string">
            <text:p>/webapps/</text:p>
          </table:table-cell>
          <table:table-cell table:style-name="Default"/>
          <table:table-cell table:style-name="ce14"/>
          <table:table-cell office:value-type="string" calcext:value-type="string">
            <text:p>&lt;IS_HOME&gt;/repository/deployment/server/webapps</text:p>
          </table:table-cell>
          <table:table-cell table:number-columns-repeated="1019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authenticationendpoint.war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20" office:value-type="string" calcext:value-type="string">
            <text:p>//updated on 10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UserRegistration-1.0-SNAPSHOT.war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//updated on 17<text:span text:style-name="T1">th</text:span> March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9"/>
          <table:table-cell office:value-type="string" calcext:value-type="string">
            <text:p>SessionUpdater.war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table:style-name="ce14"/>
          <table:table-cell table:number-columns-repeated="1020"/>
        </table:table-row>
        <table:table-row table:style-name="ro5">
          <table:table-cell table:style-name="ce7" office:value-type="string" calcext:value-type="string">
            <text:p>dbscripts</text:p>
          </table:table-cell>
          <table:table-cell office:value-type="string" calcext:value-type="string">
            <text:p>/dbscripts/</text:p>
          </table:table-cell>
          <table:table-cell table:style-name="Default"/>
          <table:table-cell table:style-name="ce14"/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AM_STATS_DB.sql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20" office:value-type="string" calcext:value-type="string">
            <text:p>//updated on 18<text:span text:style-name="T1">th</text:span> Marc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xiata_db.sql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20" office:value-type="string" calcext:value-type="string">
            <text:p>//updated on 11<text:span text:style-name="T1">th</text:span> Marc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connect_db.sql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20" office:value-type="string" calcext:value-type="string">
            <text:p>//updated on 11<text:span text:style-name="T1">th</text:span> March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ifesandbox_db.sql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20" office:value-type="string" calcext:value-type="string">
            <text:p>//updated on 17<text:span text:style-name="T1">th</text:span> March</text:p>
          </table:table-cell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4"/>
          <table:table-cell table:style-name="Default"/>
          <table:table-cell table:number-columns-repeated="1019"/>
        </table:table-row>
        <table:table-row table:style-name="ro4">
          <table:table-cell table:style-name="ce7" office:value-type="string" calcext:value-type="string">
            <text:p>wso2cep-3.1.0</text:p>
          </table:table-cell>
          <table:table-cell office:value-type="string" calcext:value-type="string">
            <text:p>/wso2cep-3.1.0/</text:p>
          </table:table-cell>
          <table:table-cell table:style-name="Default"/>
          <table:table-cell table:style-name="ce14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8"/>
          <table:table-cell table:style-name="Default"/>
          <table:table-cell table:style-name="ce14"/>
          <table:table-cell table:style-name="ce5"/>
          <table:table-cell table:number-columns-repeated="1019"/>
        </table:table-row>
        <table:table-row table:style-name="ro4">
          <table:table-cell table:style-name="Default"/>
          <table:table-cell table:style-name="ce11" office:value-type="string" calcext:value-type="string">
            <text:p>/conf/</text:p>
          </table:table-cell>
          <table:table-cell table:style-name="Default"/>
          <table:table-cell table:style-name="ce16"/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2"/>
          <table:table-cell office:value-type="string" calcext:value-type="string">
            <text:p>stream-definitions.xml</text:p>
          </table:table-cell>
          <table:table-cell table:style-name="ce15"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 table:style-name="Default"/>
          <table:table-cell table:style-name="ce14"/>
          <table:table-cell table:style-name="ce5"/>
          <table:table-cell table:number-columns-repeated="1019"/>
        </table:table-row>
        <table:table-row table:style-name="ro4">
          <table:table-cell table:style-name="Default"/>
          <table:table-cell table:style-name="ce9" office:value-type="string" calcext:value-type="string">
            <text:p>/dropins/</text:p>
          </table:table-cell>
          <table:table-cell/>
          <table:table-cell table:style-name="ce16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9"/>
          <table:table-cell table:style-name="ce5" office:value-type="string" calcext:value-type="string">
            <text:p>mife-events-extensions-1.0.0.jar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 table:style-name="Default"/>
          <table:table-cell table:style-name="ce14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9" office:value-type="string" calcext:value-type="string">
            <text:p>/eventbuilders/</text:p>
          </table:table-cell>
          <table:table-cell table:style-name="Default"/>
          <table:table-cell table:style-name="ce14"/>
          <table:table-cell table:number-columns-repeated="1020"/>
        </table:table-row>
        <table:table-row table:style-name="ro4">
          <table:table-cell table:style-name="Default"/>
          <table:table-cell table:style-name="ce9"/>
          <table:table-cell office:value-type="string" calcext:value-type="string">
            <text:p>SpendLimitDataBuilder.xml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/>
          <table:table-cell table:style-name="ce16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9" office:value-type="string" calcext:value-type="string">
            <text:p>/executionplans/</text:p>
          </table:table-cell>
          <table:table-cell table:style-name="Default"/>
          <table:table-cell table:style-name="ce14"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style-name="ce9"/>
          <table:table-cell table:style-name="Default" office:value-type="string" calcext:value-type="string">
            <text:p>ApplicationSpendLimitAnalyzer.xml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 office:value-type="string" calcext:value-type="string">
            <text:p>MSISDNSpendLimitAnalyzer.xml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 table:style-name="Default" office:value-type="string" calcext:value-type="string">
            <text:p>OperatorSpendLimitAnalyzer.xml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 table:style-name="Default"/>
          <table:table-cell table:style-name="ce17"/>
          <table:table-cell table:number-columns-repeated="1020"/>
        </table:table-row>
        <table:table-row table:style-name="ro4">
          <table:table-cell table:style-name="Default"/>
          <table:table-cell table:style-name="ce9" office:value-type="string" calcext:value-type="string">
            <text:p>/lib/</text:p>
          </table:table-cell>
          <table:table-cell/>
          <table:table-cell table:style-name="ce18"/>
          <table:table-cell table:number-columns-repeated="1020"/>
        </table:table-row>
        <table:table-row table:style-name="ro4">
          <table:table-cell table:style-name="Default"/>
          <table:table-cell table:style-name="ce9"/>
          <table:table-cell office:value-type="string" calcext:value-type="string">
            <text:p>quartz-2.2.1.jar</text:p>
          </table:table-cell>
          <table:table-cell table:style-name="ce15" office:value-type="string" calcext:value-type="string">
            <text:p>yes</text:p>
          </table:table-cell>
          <table:table-cell/>
          <table:table-cell office:value-type="string" calcext:value-type="string">
            <text:p>Added by Nufail</text:p>
          </table:table-cell>
          <table:table-cell table:number-columns-repeated="1018"/>
        </table:table-row>
        <table:table-row table:style-name="ro4">
          <table:table-cell table:style-name="Default"/>
          <table:table-cell table:style-name="ce9"/>
          <table:table-cell/>
          <table:table-cell table:style-name="ce16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4" table:number-rows-repeated="10484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igurations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5:58:48.401942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8:03:33.279559832</meta:creation-date>
    <meta:generator>LibreOffice/4.2.3.3$Linux_X86_64 LibreOffice_project/420m0$Build-3</meta:generator>
    <dc:date>2015-03-19T20:22:13.291364615</dc:date>
    <meta:editing-duration>P7DT11H3M26S</meta:editing-duration>
    <meta:editing-cycles>58</meta:editing-cycles>
    <meta:document-statistic meta:table-count="3" meta:cell-count="263" meta:object-count="0"/>
  </office:meta>
</office:document-meta>
</file>